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6:16:28.6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6:28:10.646000000</dc:date>
    <meta:editing-duration>P1DT4H21M12S</meta:editing-duration>
    <meta:editing-cycles>575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count_reading = 0
			For temp_y = current_y to end_y
			
				If sheet.getCellByPosition( StartX, current_y ).String = "o" Then
				
					If current_year = Year( sheet.getCellByPosition( 2, temp_y ).Value ) And current_month = Month( sheet.getCellByPosition( 2, temp_y ).Value ) Then
						count_reading = count_reading + 1
					Else
						Exit For
					EndIf
					
				EndIf
				
			Next temp_y
			
			'
			'
			'
			out_file.WriteLine( _
					"####" _
				&amp; 	" " _
				&amp; 	"&amp;nbsp;&amp;nbsp;&amp;nbsp;&amp;nbsp;&amp;nbsp;&amp;nbsp;" _
				&amp; 	" " _
				&amp; 	"${\sf\color{Cyan}" _
					&amp;	"{" _
						&amp; 	current_month _
						&amp; 	" : " _
						&amp; 	count_reading _
						&amp; 	"권" _
					&amp; 	"}" _
				&amp;	"}$" _
			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